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fo:break-before="page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113325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1133258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33258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fc086"/>
    </style:style>
    <style:style style:name="P2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P2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604fc"/>
    </style:style>
    <style:style style:name="P2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a6f39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1133258" style:font-weight-asian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3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normal" officeooo:rsid="003fb682" officeooo:paragraph-rsid="00734438" fo:background-color="#ddddd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line-height="100%"/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2921e2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130ca93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style:font-name="Courier New" fo:font-size="10pt" fo:language="zxx" fo:country="none" fo:font-style="normal" fo:font-weight="bold" officeooo:rsid="011fc0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5" style:family="text">
      <style:text-properties style:font-name="Courier New" fo:font-size="10pt" fo:language="zxx" fo:country="none" fo:font-weight="bold" officeooo:rsid="011332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normal" officeooo:rsid="0113325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en" fo:country="US" officeooo:rsid="012604fc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1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2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3" style:family="text">
      <style:text-properties style:font-name="Courier New" fo:background-color="#dddddd" loext:char-shading-value="0"/>
    </style:style>
    <style:style style:name="T44" style:family="text">
      <style:text-properties style:font-name="Courier New" officeooo:rsid="003fbac8" fo:background-color="#dddddd" loext:char-shading-value="0"/>
    </style:style>
    <style:style style:name="T45" style:family="text">
      <style:text-properties style:font-name="Courier New" officeooo:rsid="00e51008" fo:background-color="#dddddd" loext:char-shading-value="0"/>
    </style:style>
    <style:style style:name="T46" style:family="text">
      <style:text-properties style:font-name="Courier New" officeooo:rsid="00f9a3ee" fo:background-color="#dddddd" loext:char-shading-value="0"/>
    </style:style>
    <style:style style:name="T47" style:family="text">
      <style:text-properties style:font-name="Courier New" officeooo:rsid="0066ed90"/>
    </style:style>
    <style:style style:name="T48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9" style:family="text">
      <style:text-properties officeooo:rsid="00e209ed"/>
    </style:style>
    <style:style style:name="T50" style:family="text">
      <style:text-properties officeooo:rsid="00e4a2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2"><text:span text:style-name="T1">Celestra cheatsheet – v</text:span><text:span text:style-name="T3">2</text:span><text:span text:style-name="T4">.</text:span><text:span text:style-name="T5">0.</text:span><text:span text:style-name="T6">6</text:span><text:span text:style-name="T2"> – </text:span><text:a xlink:type="simple" xlink:href="https://github.com/Serrin/Celestra/" text:style-name="Internet_20_link" text:visited-style-name="Visited_20_Internet_20_Link"><text:span text:style-name="T48">https://github.com/Serrin/Celestra/</text:span></text:a></text:p>
      <text:p text:style-name="P31"/>
      <text:p text:style-name="P31">The <text:span text:style-name="T43"><text:s/></text:span><text:span text:style-name="T46">c</text:span><text:span text:style-name="T43">elestr</text:span><text:span text:style-name="T44">a </text:span><text:s/>and/<text:span text:style-name="T50">or</text:span> the <text:span text:style-name="T43"><text:s/>_ </text:span><text:s/>objects contain these functions, except the polyfills. Example: <text:span text:style-name="T43"><text:s/>_.qsa("</text:span><text:span text:style-name="T45">p</text:span><text:span text:style-name="T43">"); </text:span></text:p>
      <text:p text:style-name="P33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8"><text:span text:style-name="T49">Core</text:span> API</text:p>
          </table:table-cell>
          <table:table-cell table:style-name="Táblázat3.A1" office:value-type="string">
            <text:p text:style-name="P28">DOM</text:p>
          </table:table-cell>
          <table:table-cell table:style-name="Táblázat3.C1" office:value-type="string">
            <text:p text:style-name="P30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6"><text:span text:style-name="Source_20_Text"><text:span text:style-name="T7">random(</text:span></text:span><text:span text:style-name="Source_20_Text"><text:span text:style-name="T23">[</text:span></text:span><text:span text:style-name="Source_20_Text"><text:span text:style-name="T7">max</text:span></text:span><text:span text:style-name="Source_20_Text"><text:span text:style-name="T23">]</text:span></text:span><text:span text:style-name="Source_20_Text"><text:span text:style-name="T7">);</text:span></text:span></text:p>
            <text:p text:style-name="P6"><text:span text:style-name="Source_20_Text"><text:span text:style-name="T7">random(&lt;min&gt;,&lt;max&gt;);</text:span></text:span></text:p>
            <text:p text:style-name="P5"><text:span text:style-name="Source_20_Text"><text:span text:style-name="T7">randomString([length[,specChar]]);</text:span></text:span></text:p>
            <text:p text:style-name="P5"><text:span text:style-name="Source_20_Text"><text:span text:style-name="T7">b64Encode(&lt;string&gt;);</text:span></text:span></text:p>
            <text:p text:style-name="P5"><text:span text:style-name="Source_20_Text"><text:span text:style-name="T7">b64Decode(&lt;string&gt;);</text:span></text:span></text:p>
            <text:p text:style-name="P5"><text:span text:style-name="Source_20_Text"><text:span text:style-name="T7">javaHash(&lt;data&gt;[,hexa]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7"><text:span text:style-name="Source_20_Text"><text:span text:style-name="T8">getUrlVarFromString(&lt;querystr&gt;[,name]);</text:span></text:span></text:p>
            <text:p text:style-name="P7"><text:span text:style-name="Source_20_Text"><text:span text:style-name="T7">obj2string(&lt;object&gt;);</text:span></text:span></text:p>
            <text:p text:style-name="P7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7"><text:span text:style-name="Source_20_Text"><text:span text:style-name="T7">getFullscreen();</text:span></text:span></text:p>
            <text:p text:style-name="P9"><text:span text:style-name="Source_20_Text"><text:span text:style-name="T7">setFullscreenOn(&lt;selector&gt; </text:span></text:span><text:span text:style-name="Source_20_Text"><text:span text:style-name="T27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7"><text:span text:style-name="Source_20_Text"><text:span text:style-name="T7">setFullscreenOff();</text:span></text:span></text:p>
            <text:p text:style-name="P7"><text:span text:style-name="Source_20_Text"><text:span text:style-name="T7">getLocation(&lt;success&gt;[,error]);</text:span></text:span></text:p>
            <text:p text:style-name="P7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18">i</text:span></text:span><text:span text:style-name="Source_20_Text"><text:span text:style-name="T7">dentity(&lt;value&gt;);</text:span></text:span></text:p>
            <text:p text:style-name="P7"><text:span text:style-name="Source_20_Text"><text:span text:style-name="T7">noop();</text:span></text:span></text:p>
            <text:p text:style-name="P7"><text:span text:style-name="Source_20_Text"><text:span text:style-name="T7">removeTags(</text:span></text:span><text:span text:style-name="Source_20_Text"><text:span text:style-name="T25">&lt;</text:span></text:span><text:span text:style-name="Source_20_Text"><text:span text:style-name="T7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7">);</text:span></text:span></text:p>
            <text:p text:style-name="P16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6"><text:span text:style-name="Source_20_Text"><text:span text:style-name="T7">fromEntries(&lt;entries&gt;);</text:span></text:span></text:p>
            <text:p text:style-name="P14"><text:span text:style-name="Source_20_Text"><text:span text:style-name="T13">noConflict();</text:span></text:span></text:p>
            <text:p text:style-name="P14"><text:span text:style-name="Source_20_Text"><text:span text:style-name="T13">celToWindow</text:span></text:span><text:span text:style-name="Source_20_Text"><text:span text:style-name="T22">();</text:span></text:span></text:p>
            <text:p text:style-name="P14"><text:span text:style-name="Source_20_Text"><text:span text:style-name="T32">v</text:span></text:span><text:span text:style-name="Source_20_Text"><text:span text:style-name="T33">ersion;</text:span></text:span></text:p>
          </table:table-cell>
          <table:table-cell table:style-name="Táblázat3.B2" office:value-type="string">
            <text:p text:style-name="P23"><text:span text:style-name="Source_20_Text"><text:span text:style-name="T7">domCreate(&lt;type&gt;[,properties[,innerHTML]]);</text:span></text:span></text:p>
            <text:p text:style-name="P21"><text:span text:style-name="Source_20_Text"><text:span text:style-name="T37">domCreate(&lt;</text:span></text:span><text:bookmark text:name="result_box"/><text:span text:style-name="Source_20_Text"><text:span text:style-name="T38">element descriptive object</text:span></text:span><text:span text:style-name="Source_20_Text"><text:span text:style-name="T37">&gt;);</text:span></text:span></text:p>
            <text:p text:style-name="P23"><text:span text:style-name="Source_20_Text"><text:span text:style-name="T7">domGetCSS(&lt;element&gt;,&lt;property&gt;);</text:span></text:span></text:p>
            <text:p text:style-name="P23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23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23"><text:span text:style-name="Source_20_Text"><text:span text:style-name="T7">domFadeIn(&lt;element&gt;[, duration[,display]]);</text:span></text:span></text:p>
            <text:p text:style-name="P23"><text:span text:style-name="Source_20_Text"><text:span text:style-name="T7">domFadeOut(&lt;element&gt;[,duration]);</text:span></text:span></text:p>
            <text:p text:style-name="P23"><text:span text:style-name="Source_20_Text"><text:span text:style-name="T7">domFadeToggle(&lt;element&gt;[,duration[,display]]);</text:span></text:span></text:p>
            <text:p text:style-name="P23"><text:span text:style-name="Source_20_Text"><text:span text:style-name="T7">domShow(&lt;element&gt;[,display]);</text:span></text:span></text:p>
            <text:p text:style-name="P23"><text:span text:style-name="Source_20_Text"><text:span text:style-name="T7">domHide(&lt;element&gt;);</text:span></text:span></text:p>
            <text:p text:style-name="P23"><text:span text:style-name="Source_20_Text"><text:span text:style-name="T7">domToggle(&lt;element&gt;[,display]);</text:span></text:span></text:p>
            <text:p text:style-name="P23"><text:span text:style-name="Source_20_Text"><text:span text:style-name="T7">domOn(&lt;eventTarget&gt;,&lt;eventType&gt;,&lt;callback&gt;);</text:span></text:span></text:p>
            <text:p text:style-name="P23"><text:span text:style-name="Source_20_Text"><text:span text:style-name="T7">domOff(&lt;eventTarget&gt;,&lt;eventType&gt;,&lt;callback&gt;);</text:span></text:span></text:p>
            <text:p text:style-name="P23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7"><text:span text:style-name="Source_20_Text"><text:span text:style-name="T7">toFunction(&lt;function&gt;);</text:span></text:span></text:p>
            <text:p text:style-name="P7"><text:span text:style-name="Source_20_Text"><text:span text:style-name="T7">bind(&lt;function&gt;,&lt;context&gt;);</text:span></text:span></text:p>
            <text:p text:style-name="P7"><text:span text:style-name="Source_20_Text"><text:span text:style-name="T7">forEach(&lt;collection&gt;,&lt;callback&gt;);</text:span></text:span></text:p>
            <text:p text:style-name="P7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7"><text:span text:style-name="Source_20_Text"><text:span text:style-name="T7">map(&lt;collection&gt;,&lt;callback&gt;);</text:span></text:span></text:p>
            <text:p text:style-name="P7"><text:span text:style-name="Source_20_Text"><text:span text:style-name="T7">forIn(&lt;object&gt;,&lt;callback&gt;);</text:span></text:span></text:p>
            <text:p text:style-name="P7"><text:span text:style-name="Source_20_Text"><text:span text:style-name="T7">mapIn(&lt;object&gt;,&lt;callback&gt;);</text:span></text:span></text:p>
            <text:p text:style-name="P7"><text:span text:style-name="Source_20_Text"><text:span text:style-name="T7">toArray(&lt;object&gt;);</text:span></text:span></text:p>
            <text:p text:style-name="P1"><text:span text:style-name="Source_20_Text"><text:span text:style-name="T39">toObject(&lt;array&gt;);</text:span></text:span></text:p>
            <text:p text:style-name="P1"><text:span text:style-name="Source_20_Text"><text:span text:style-name="T39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8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2"><text:span text:style-name="Source_20_Text"><text:span text:style-name="T40">postCors(&lt;url&gt;,&lt;data&gt;,&lt;format&gt;,&lt;success&gt;[,error[,user,&lt;password&gt;]</text:span></text:span><text:span text:style-name="Source_20_Text"><text:span text:style-name="T42">]</text:span></text:span><text:span text:style-name="Source_20_Text"><text:span text:style-name="T40">);</text:span></text:span></text:p>
            <text:p text:style-name="P3"><text:span text:style-name="Source_20_Text"><text:span text:style-name="T41">getJson(&lt;url&gt;,&lt;success&gt;);</text:span></text:span></text:p>
            <text:p text:style-name="P3"><text:span text:style-name="Source_20_Text"><text:span text:style-name="T41">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7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24"><text:span text:style-name="Source_20_Text"><text:span text:style-name="T7">setCookie(&lt;name&gt;,&lt;value&gt;[,hours[,path[,domain[,secure[,HttpOnly]]]]]);</text:span></text:span></text:p>
            <text:p text:style-name="P25"><text:span text:style-name="Source_20_Text"><text:span text:style-name="T7">getCookie([name]);</text:span></text:span></text:p>
            <text:p text:style-name="P25"><text:span text:style-name="Source_20_Text"><text:span text:style-name="T7">hasCookie(&lt;name&gt;);</text:span></text:span></text:p>
            <text:p text:style-name="P24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6"><text:span text:style-name="Source_20_Text"><text:span text:style-name="T47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8"><text:span text:style-name="Source_20_Text"><text:span text:style-name="T29">isString(&lt;value&gt;);, isChar(&lt;value&gt;);, isNumber(&lt;value&gt;);, isInteger(&lt;value&gt;);, isFloat(&lt;value&gt;);, isNumeric(</text:span></text:span><text:span text:style-name="Source_20_Text"><text:span text:style-name="T31">&lt;</text:span></text:span><text:span text:style-name="Source_20_Text"><text:span text:style-name="T29">value</text:span></text:span><text:span text:style-name="Source_20_Text"><text:span text:style-name="T31">&gt;</text:span></text:span><text:span text:style-name="Source_20_Text"><text:span text:style-name="T29">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8"> </text:span></text:span><text:span text:style-name="Source_20_Text"><text:span text:style-name="T29">isRegexp(&lt;value&gt;);, isDate(&lt;value&gt;);, </text:span></text:span><text:span text:style-name="Source_20_Text"><text:span text:style-name="T30">i</text:span></text:span><text:span text:style-name="Source_20_Text"><text:span text:style-name="T29">sElement(&lt;value&gt;);</text:span></text:span></text:p>
            <text:p text:style-name="P19"><text:span text:style-name="Source_20_Text"><text:span text:style-name="T34">ES6: </text:span></text:span><text:span text:style-name="Source_20_Text"><text:span text:style-name="T29">isSymbol(&lt;value&gt;);, isMap(&lt;value&gt;);,</text:span></text:span><text:span text:style-name="Source_20_Text"><text:span text:style-name="T28"> </text:span></text:span><text:span text:style-name="Source_20_Text"><text:span text:style-name="T29">isSet(&lt;value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30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36"/></text:span></text:p>
            <text:p text:style-name="P17"><text:span text:style-name="Source_20_Text"><text:span text:style-name="T35">Array: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5">String: </text:span></text:span><text:span text:style-name="Source_20_Text"><text:span text:style-name="T7">String.prototype.includes();, String.prototype.trimStart()/trimLeft();, String.prototype.trimEnd()/trimRight();, String.prototype.startsWith();, String.prototype.endsWith();, String.prototype.padStart();, String.prototype.padEnd();, String.prototype.repeat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5">Object: </text:span></text:span><text:span text:style-name="Source_20_Text"><text:span text:style-name="T7">Object.create();, Object.assign();, Object.entries();, Object.values();, Object.getOwnPropertyDescriptors();, Object.is();</text:span></text:span></text:p>
            <text:p text:style-name="P17"><text:span text:style-name="Source_20_Text"><text:span text:style-name="T7"/></text:span></text:p>
            <text:p text:style-name="P22"><text:span text:style-name="Source_20_Text"><text:span text:style-name="T35">DOM: </text:span></text:span><text:span text:style-name="Source_20_Text"><text:span text:style-name="T7">NodeList.prototype.forEach();, ChildNode.after();, ChildNode.before();, ChildNode.remove();, ChildNode.replaceWith();, ParentNode.append();, ParentNode.prepend();, Element.prototype.toggleAttribute();, Element.prototype.matches();, Element.prototype.closest();, Element.prototype.getAttributeNames();</text:span></text:span></text:p>
            <text:p text:style-name="P17"><text:span text:style-name="Source_20_Text"><text:span text:style-name="T7"/></text:span></text:p>
            <text:p text:style-name="P20"><text:span text:style-name="Source_20_Text"><text:span text:style-name="T35">Number: </text:span></text:span><text:span text:style-name="Source_20_Text"><text:span text:style-name="T7">Number.MIN_SAFE_INTEGER;, Number.MAX_SAFE_INTEGER;, Number.EPSILON;, Number.isInteger();, Number.isSafeInteger();, Number.isFinite();, Number.isNaN();, isNaN();, Number.parseInt</text:span></text:span><text:span text:style-name="Source_20_Text"><text:span text:style-name="T26">();, Number.parseFloat();</text:span></text:span></text:p>
            <text:p text:style-name="P17"><text:span text:style-name="Source_20_Text"><text:span text:style-name="T7"/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0-24T21:36:04.081000000</dc:date>
    <meta:editing-duration>PT7H5M10S</meta:editing-duration>
    <meta:editing-cycles>157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86" meta:word-count="184" meta:character-count="3973" meta:non-whitespace-character-count="3867"/>
  </office:meta>
</office:document-meta>
</file>